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A0000000ADFBE81A4.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Times New Roman1" svg:font-family="'Times New Roman'"/>
    <style:font-face style:name="Verdana" svg:font-family="Verdana, Arial, Tahoma, Calibri, Geneva, sans-serif"/>
    <style:font-face style:name="sans-serif" svg:font-family="sans-serif"/>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officeooo:rsid="0000e3c9" officeooo:paragraph-rsid="0000e3c9"/>
    </style:style>
    <style:style style:name="P2" style:family="paragraph" style:parent-style-name="Standard">
      <style:text-properties officeooo:rsid="0002dda8" officeooo:paragraph-rsid="0002dda8"/>
    </style:style>
    <style:style style:name="P3" style:family="paragraph" style:parent-style-name="Standard">
      <style:text-properties officeooo:rsid="0011d5a8" officeooo:paragraph-rsid="001252fa"/>
    </style:style>
    <style:style style:name="P4" style:family="paragraph" style:parent-style-name="Standard" style:list-style-name="L1"/>
    <style:style style:name="P5" style:family="paragraph" style:parent-style-name="Standard" style:list-style-name="L1">
      <style:text-properties officeooo:paragraph-rsid="0010464a"/>
    </style:style>
    <style:style style:name="P6" style:family="paragraph" style:parent-style-name="Standard" style:list-style-name="L1">
      <style:text-properties officeooo:paragraph-rsid="000da6a4"/>
    </style:style>
    <style:style style:name="P7" style:family="paragraph" style:parent-style-name="Standard" style:list-style-name="L1">
      <style:text-properties officeooo:paragraph-rsid="001a6f1a"/>
    </style:style>
    <style:style style:name="P8" style:family="paragraph" style:parent-style-name="Standard" style:list-style-name="L1">
      <style:text-properties officeooo:paragraph-rsid="0017df9f"/>
    </style:style>
    <style:style style:name="P9" style:family="paragraph" style:parent-style-name="Standard" style:list-style-name="L1">
      <style:text-properties officeooo:paragraph-rsid="0008f1cb"/>
    </style:style>
    <style:style style:name="P10" style:family="paragraph" style:parent-style-name="Standard" style:list-style-name="L1">
      <style:text-properties officeooo:paragraph-rsid="000c9637"/>
    </style:style>
    <style:style style:name="P11" style:family="paragraph" style:parent-style-name="Standard" style:list-style-name="L1">
      <style:text-properties officeooo:paragraph-rsid="00250e54"/>
    </style:style>
    <style:style style:name="P12" style:family="paragraph" style:parent-style-name="Standard" style:list-style-name="L1">
      <style:text-properties officeooo:rsid="0000e3c9" officeooo:paragraph-rsid="0000e3c9"/>
    </style:style>
    <style:style style:name="P13" style:family="paragraph" style:parent-style-name="Standard" style:list-style-name="L1">
      <style:text-properties officeooo:rsid="0010464a" officeooo:paragraph-rsid="0010464a"/>
    </style:style>
    <style:style style:name="P14" style:family="paragraph" style:parent-style-name="Standard" style:list-style-name="L1">
      <style:text-properties officeooo:rsid="000da6a4" officeooo:paragraph-rsid="0010464a"/>
    </style:style>
    <style:style style:name="P15" style:family="paragraph" style:parent-style-name="Standard" style:list-style-name="L1">
      <style:text-properties officeooo:rsid="000da6a4" officeooo:paragraph-rsid="000da6a4"/>
    </style:style>
    <style:style style:name="P16" style:family="paragraph" style:parent-style-name="Standard" style:list-style-name="L1">
      <style:text-properties officeooo:rsid="001f1121" officeooo:paragraph-rsid="001f1121"/>
    </style:style>
    <style:style style:name="P17" style:family="paragraph" style:parent-style-name="Standard" style:list-style-name="L1">
      <style:text-properties officeooo:rsid="0017df9f" officeooo:paragraph-rsid="0017df9f"/>
    </style:style>
    <style:style style:name="P18" style:family="paragraph" style:parent-style-name="Standard" style:list-style-name="L1">
      <style:text-properties officeooo:rsid="0011d5a8" officeooo:paragraph-rsid="001252fa"/>
    </style:style>
    <style:style style:name="P19" style:family="paragraph" style:parent-style-name="Standard" style:list-style-name="L1">
      <style:text-properties officeooo:rsid="0011e7e8" officeooo:paragraph-rsid="00131b34"/>
    </style:style>
    <style:style style:name="P20" style:family="paragraph" style:parent-style-name="Standard" style:list-style-name="L1">
      <style:text-properties officeooo:rsid="0011e7e8" officeooo:paragraph-rsid="001252fa"/>
    </style:style>
    <style:style style:name="P21" style:family="paragraph" style:parent-style-name="Standard" style:list-style-name="L1">
      <style:text-properties officeooo:rsid="00131b34" officeooo:paragraph-rsid="00131b34"/>
    </style:style>
    <style:style style:name="P22" style:family="paragraph" style:parent-style-name="Standard" style:list-style-name="L1">
      <style:text-properties officeooo:rsid="001c6a8d" officeooo:paragraph-rsid="001c6a8d"/>
    </style:style>
    <style:style style:name="P23" style:family="paragraph" style:parent-style-name="Standard" style:list-style-name="L1">
      <style:text-properties officeooo:rsid="0002dda8" officeooo:paragraph-rsid="0002dda8"/>
    </style:style>
    <style:style style:name="P24" style:family="paragraph" style:parent-style-name="Standard" style:list-style-name="L1">
      <style:text-properties officeooo:rsid="00046814" officeooo:paragraph-rsid="00046814"/>
    </style:style>
    <style:style style:name="P25" style:family="paragraph" style:parent-style-name="Standard" style:list-style-name="L1">
      <style:text-properties style:font-name="Times New Roman" fo:font-size="12pt" officeooo:rsid="0008f1cb" officeooo:paragraph-rsid="0008f1cb" style:font-size-asian="12pt" style:font-size-complex="12pt"/>
    </style:style>
    <style:style style:name="P26" style:family="paragraph" style:parent-style-name="Standard" style:list-style-name="L1">
      <style:text-properties fo:font-weight="normal" officeooo:rsid="001f1121" officeooo:paragraph-rsid="001f1121" style:font-weight-asian="normal" style:font-weight-complex="normal"/>
    </style:style>
    <style:style style:name="P27" style:family="paragraph" style:parent-style-name="Standard" style:list-style-name="L1">
      <style:text-properties officeooo:rsid="0029400d" officeooo:paragraph-rsid="0029400d"/>
    </style:style>
    <style:style style:name="P28" style:family="paragraph" style:parent-style-name="Standard" style:list-style-name="L1">
      <style:paragraph-properties fo:margin-left="1.251cm" fo:margin-right="0cm" fo:text-indent="-0.635cm" style:auto-text-indent="false"/>
      <style:text-properties officeooo:paragraph-rsid="00046814"/>
    </style:style>
    <style:style style:name="P29" style:family="paragraph" style:list-style-name="L1">
      <style:text-properties officeooo:rsid="002531f6" officeooo:paragraph-rsid="002531f6"/>
    </style:style>
    <style:style style:name="T1" style:family="text">
      <style:text-properties style:text-underline-style="solid" style:text-underline-width="auto" style:text-underline-color="font-color"/>
    </style:style>
    <style:style style:name="T2" style:family="text">
      <style:text-properties officeooo:rsid="00013ce3"/>
    </style:style>
    <style:style style:name="T3" style:family="text">
      <style:text-properties officeooo:rsid="00040109"/>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62bb5" style:font-weight-asian="normal" style:font-weight-complex="normal"/>
    </style:style>
    <style:style style:name="T7" style:family="text">
      <style:text-properties fo:font-weight="normal" officeooo:rsid="0007b4a2" style:font-weight-asian="normal" style:font-weight-complex="normal"/>
    </style:style>
    <style:style style:name="T8" style:family="text">
      <style:text-properties fo:font-weight="normal" officeooo:rsid="000c2139" style:font-weight-asian="normal" style:font-weight-complex="normal"/>
    </style:style>
    <style:style style:name="T9" style:family="text">
      <style:text-properties style:font-name="Arial1" fo:font-size="18pt" fo:font-weight="normal" style:font-size-asian="18pt" style:font-weight-asian="normal" style:font-weight-complex="normal"/>
    </style:style>
    <style:style style:name="T10" style:family="text">
      <style:text-properties style:font-name="Times New Roman" fo:font-size="12pt" fo:font-weight="normal" style:font-size-asian="12pt" style:font-weight-asian="normal" style:font-size-complex="12pt" style:font-weight-complex="normal"/>
    </style:style>
    <style:style style:name="T11" style:family="text">
      <style:text-properties style:font-name="Times New Roman" fo:font-size="12pt" fo:font-weight="normal" officeooo:rsid="000c2139" style:font-size-asian="12pt" style:font-weight-asian="normal" style:font-size-complex="12pt" style:font-weight-complex="normal"/>
    </style:style>
    <style:style style:name="T12" style:family="text">
      <style:text-properties style:font-name="Times New Roman" fo:font-size="12pt" fo:font-weight="normal" officeooo:rsid="000c9637" style:font-size-asian="12pt" style:font-weight-asian="normal" style:font-size-complex="12pt" style:font-weight-complex="normal"/>
    </style:style>
    <style:style style:name="T13" style:family="text">
      <style:text-properties style:font-name="Times New Roman" fo:font-size="12pt" style:font-size-asian="12pt" style:font-size-complex="12pt"/>
    </style:style>
    <style:style style:name="T14" style:family="text">
      <style:text-properties style:font-name="Times New Roman" fo:font-size="12pt" officeooo:rsid="0008f1cb" style:font-size-asian="12pt" style:font-size-complex="12pt"/>
    </style:style>
    <style:style style:name="T15" style:family="text">
      <style:text-properties style:font-name="Times New Roman" fo:font-size="12pt" officeooo:rsid="000bbe93" style:font-size-asian="12pt" style:font-size-complex="12pt"/>
    </style:style>
    <style:style style:name="T16" style:family="text">
      <style:text-properties style:font-name="Times New Roman" fo:font-size="12pt" officeooo:rsid="000c9637" style:font-size-asian="12pt" style:font-size-complex="12pt"/>
    </style:style>
    <style:style style:name="T17" style:family="text">
      <style:text-properties style:font-name="Times New Roman" fo:font-size="12pt" officeooo:rsid="001122ed" style:font-size-asian="12pt" style:font-size-complex="12pt"/>
    </style:style>
    <style:style style:name="T18" style:family="text">
      <style:text-properties style:font-name="Times New Roman" fo:font-size="12pt" officeooo:rsid="001d1022" style:font-size-asian="12pt" style:font-size-complex="12pt"/>
    </style:style>
    <style:style style:name="T19" style:family="text">
      <style:text-properties style:font-name="Times New Roman" fo:font-size="12pt" officeooo:rsid="001f1121" style:font-size-asian="12pt" style:font-size-complex="12pt"/>
    </style:style>
    <style:style style:name="T20" style:family="text">
      <style:text-properties officeooo:rsid="000da6a4"/>
    </style:style>
    <style:style style:name="T21" style:family="text">
      <style:text-properties officeooo:rsid="0011d5a8"/>
    </style:style>
    <style:style style:name="T22" style:family="text">
      <style:text-properties officeooo:rsid="0014386e"/>
    </style:style>
    <style:style style:name="T23" style:family="text">
      <style:text-properties officeooo:rsid="00155ba4"/>
    </style:style>
    <style:style style:name="T24" style:family="text">
      <style:text-properties officeooo:rsid="0016b0e2"/>
    </style:style>
    <style:style style:name="T25" style:family="text">
      <style:text-properties officeooo:rsid="0014d9a9"/>
    </style:style>
    <style:style style:name="T26" style:family="text">
      <style:text-properties officeooo:rsid="0014eb8e"/>
    </style:style>
    <style:style style:name="T27" style:family="text">
      <style:text-properties officeooo:rsid="0017df9f"/>
    </style:style>
    <style:style style:name="T28" style:family="text">
      <style:text-properties officeooo:rsid="0019d6f2"/>
    </style:style>
    <style:style style:name="T29" style:family="text">
      <style:text-properties officeooo:rsid="001a6f1a"/>
    </style:style>
    <style:style style:name="T30" style:family="text">
      <style:text-properties officeooo:rsid="001f9374"/>
    </style:style>
    <style:style style:name="T31" style:family="text">
      <style:text-properties officeooo:rsid="002346fd"/>
    </style:style>
    <style:style style:name="T32" style:family="text">
      <style:text-properties officeooo:rsid="00250e5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image text:level="2"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905cm" fo:text-indent="-0.635cm" fo:margin-left="1.905cm"/>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ignificado de siglas</text:span>:</text:p>
      <text:p text:style-name="P1"/>
      <text:list xml:id="list6697656291443784059" text:style-name="L1">
        <text:list-item>
          <text:p text:style-name="P12"><text:span text:style-name="T4">ERP:</text:span> Enterprise resource planning. <text:span text:style-name="T2">Es un software que sirve para administración de negocios. Las companias lo utilizan para recolectar, almacenar, administrar e interpretar información de diversas actividades de negocios (utiliza una bases de datos convencionales).</text:span></text:p>
          <text:p text:style-name="P12"/>
        </text:list-item>
        <text:list-item>
          <text:p text:style-name="P4"><text:span text:style-name="T4">DSS: </text:span>Decision Support System, sistema de soporte a las decisiones.</text:p>
          <text:p text:style-name="P4"><text:span text:style-name="T31">N</text:span>o hay una definición universalmente aceptada de lo que es un DSS. En general, podemos decir que un DSS es un sistema informático utilizado para servir de apoyo, más que automatizar, el proceso de toma de decisiones.</text:p>
          <text:p text:style-name="P11"><text:span text:style-name="T31">Un data warehouse no es un DSS. Un DW es un componente dominante del </text:span>DSS dirigid<text:span text:style-name="T31">o</text:span> por datos <text:span text:style-name="T31">(</text:span>Data-driven DSS<text:span text:style-name="T31">)</text:span>.</text:p>
          <text:p text:style-name="P11"><text:span text:style-name="T32">Data-driven DSS es un tipo de DSS, que hace hincapié en el acceso y la manipulación de datos internos de la empresa, serializados en el tiempo, y datos externos.</text:span></text:p>
          <text:p>Sistemas de archivos simples, que se accede por herramientas de consulta y recuperación proporcionan el nivel más elemental de funcionalidad.</text:p>
          <text:p text:style-name="P12"/>
        </text:list-item>
        <text:list-item>
          <text:p text:style-name="P5"><text:span text:style-name="T20">BI: </text:span>inteligencia empresarial, inteligencia de negocios.</text:p>
          <text:p text:style-name="P13">La capacidad de reunir y reaccionar en consecuencia en base a la información obtenida, es una habilidad en la que Furnese sobresalió, y es hoy en día el corazón mismo de BI.</text:p>
          <text:p text:style-name="P14">Actualmente, en las actividades diarias de cualquier organización, se generan datos como producto secundario, que son el resultado de todas las transacciones que se realizan.</text:p>
          <text:p text:style-name="P4">Aquí es donde la BI entra en juego, ya que al obtener conocimiento del negocio una vez capturada la información de todas las áreas en la empresa, es posible establecer estrategias y determinar cuáles son las fortalezas y las debilidades.</text:p>
          <text:p text:style-name="P6"><text:span text:style-name="T20">La Inteligencia de Negocios tiene sus raíces en los Sistemas de Información Ejecutiva </text:span>(Executive Information Systems – EIS<text:span text:style-name="T20">) y en los Sistemas para la Toma de Decisiones (Decision Support Systems – DSS), pero ha evolucionado y se ha transformado en todo </text:span></text:p>
          <text:p text:style-name="P15">un conjunto de tecnologías capaces de satisfacer a una gran gama de usuarios junto a </text:p>
          <text:p text:style-name="P15">sus necesidades específicas en cuanto al análisis de información, para convertirse en información que enriquezca las decisiones de los usuarios.</text:p>
          <text:p text:style-name="P4"><text:span text:style-name="T20">Debido a que para llevar a cabo BI, es necesario gestionar datos guardados en </text:span>diversos<text:span text:style-name="T20"> formatos, fuentes y tipos, para luego depurarlos e integrarlos, además de almacenarlos en un solo destino o base de datos que permita su posterior análisis y exploración, </text:span></text:p>
          <text:p text:style-name="P15">es imperativo y de vital importancia contar con un proceso que satisfaga todas estas necesidades. Este proceso se denomina Data Warehousing.</text:p>
          <text:p text:style-name="P27">Vendedores y analistas de sistemas de información tienden a usar el término para una categoría de herramientas de software que pueden ser utilizados para extraer y analizar los datos de las bases de datos corporativas. El software de inteligencia empresarial más utilizadado es conocido como una herramienta de "consulta y presentación de informes".</text:p>
          <text:p text:style-name="P15"/>
        </text:list-item>
        <text:list-item>
          <text:p text:style-name="P7"><text:span text:style-name="T21">DW, ¿Qué es?: </text:span>almacén de datos.</text:p>
          <text:p text:style-name="P4">Bill Inmon fue uno de los primeros autores en escribir sobre el tema de los almacenes de datos, define un <text:span text:style-name="T29">DW</text:span> en términos de <text:span text:style-name="T29">sus </text:span>características.</text:p>
          <text:p text:style-name="P4">Ralph Kimball es otro conocido autor en el tema de los data warehouse, define un almacén de datos como: "una copia de las transacciones de datos específicamente estructurada para la consulta y el análisis".</text:p>
          <text:p text:style-name="P16">Cuando se define DW en términos de sus características, se dice no volátil por el hecho de que los datos no son transitorios.</text:p>
          <text:p text:style-name="P4"/>
          <text:p text:style-name="P8"><text:span text:style-name="T27">Definición </text:span>centra<text:span text:style-name="T28">da</text:span> en los datos en sí mismos:</text:p>
          <text:p text:style-name="P17">Se trata, sobre todo, de un expediente completo de una organización, más allá de la <text:soft-page-break/>información transaccional y operacional. Almacenado en una base de datos diseñada para favorecer el análisis y la divulgación eficiente de datos.</text:p>
          <text:p text:style-name="P18">La misión del almacén de datos es la publicación de datos de la organización, para apoyar más eficazmente la toma de decisiones.</text:p>
          <text:p text:style-name="P18">Aplicaciones de bases de datos transaccionales se encuentran en el mundo corporativ<text:span text:style-name="T22">o desde hace más de</text:span> 30 años. Aunque se ha introducido datos en aplicaciones de transacciones dedicadas, durante décadas, se ha hecho evidente que conseguir</text:p>
          <text:p text:style-name="P18">los datos de estos sistemas con fines analíticos es demasiado difícil. Billones de</text:p>
          <text:p text:style-name="P18">dólares se han gastado <text:span text:style-name="T23">en </text:span>aplicaciones de bases de datos, <text:span text:style-name="T23">que</text:span> mant<text:span text:style-name="T24">ienen </text:span>prisionero <text:span text:style-name="T25">los datos </text:span>dentro de ellos.</text:p>
        </text:list-item>
      </text:list>
      <text:p text:style-name="P3"/>
      <text:list xml:id="list125802923784879" text:continue-numbering="true" text:style-name="L1">
        <text:list-item>
          <text:p text:style-name="P19">DW, arquitectura:</text:p>
          <text:p text:style-name="P21">La preparación de los datos, a menudo llamada la gestión de datos, implica la adquisición de datos y <text:s/><text:span text:style-name="T26">su </text:span>transform<text:span text:style-name="T26">ación</text:span> en información, en última instancia, se entrega esa información</text:p>
          <text:p text:style-name="P21">al front room.</text:p>
          <text:p text:style-name="P21">El acceso a los datos, por parte de los usuarios, está restringido a el front room.</text:p>
          <text:p text:style-name="P19">El entorno de un almacén de datos incluye varios componentes, cada uno</text:p>
          <text:p text:style-name="P20">con su propio conjunto de diseños, técnicas, herramientas y productos. Es importante recordar que ninguna de estas cosas por sí solo constituye un almacén de datos.</text:p>
          <text:p text:style-name="P20"/>
        </text:list-item>
        <text:list-item>
          <text:p text:style-name="P22">Data mart: </text:p>
          <text:p text:style-name="P22">Top-Down: Como se puede apreciar, el DW es cargado a través de procesos ETL y luego este alimenta a los diferentes DM, cada uno de los cuales recibirá los datos que corres- </text:p>
          <text:p text:style-name="P22">pondan al tema o departamento que traten. </text:p>
          <text:p text:style-name="P22">Esta forma de implementación cuenta con la ventaja de no tener que incurrir en </text:p>
          <text:p text:style-name="P22">complicadas sincronizaciones de hechos, pero requiere una gran inversión y una </text:p>
          <text:p text:style-name="P22">gran cantidad de tiempo de construcción.</text:p>
          <text:p text:style-name="P22">Bottom-Up: Los DM se cargan a través de procesos ETL, los cuales suministrarán la información adecuada a cada uno de ellos. En muchas ocasiones, los DM son implementados sin que exista el DW, ya que tienen sus mismas características pero con la particularidad de que están enfocados en un tema específico. Luego de que hayan sido </text:p>
          <text:p text:style-name="P22">creados y cargados todos los DM, se procederá a su integración con el depósito. </text:p>
          <text:p text:style-name="P22">La ventaja que trae aparejada este modelo es que cada DM se crea y pone en funcionamiento en un corto lapso de tiempo y se puede tener una pequeña solución a un costo no tan elevado. Luego que todos los DM estén puestos en marcha, se puede decidir si construir el DW o no. El mayor inconveniente está dado en tener que sincronizar los hechos al momento de la consolidación en el depósito.</text:p>
          <text:p text:style-name="P22"/>
        </text:list-item>
        <text:list-item>
          <text:p text:style-name="P23">Hechos: Son las medidas de negocios (o indicadores de negocios) a los que el usuario final quiere observar y sobre los cuales quiere tener conocimientos.</text:p>
          <text:p text:style-name="P23"/>
        </text:list-item>
        <text:list-item>
          <text:p text:style-name="P23">Dimensiones: Éstas son las que le dan contexto a lo que se quiere observar (hechos). Por ejemplo, si uno quiere observar el hecho total vendido, las posibles dimensiones que le dan contexto a esa métrica son el tiempo, el negocio y la ciudad en que se ubica. <text:span text:style-name="T3">Si bien cada dimensión hace referencia a un concepto específico que aporta al contexto en el que se quiere observar el hecho, éste puede estructurarse con un orden jerárquico. Por ejemplo, si tenemos una dimensión país, dentro de la misma podríamos tener provincia y ciudad como dos niveles de granularidad. Las dimensiones contienen datos cualitativos.</text:span></text:p>
        </text:list-item>
      </text:list>
      <text:p text:style-name="P2"/>
      <text:list xml:id="list125802384769494" text:continue-numbering="true" text:style-name="L1">
        <text:list-item>
          <text:p text:style-name="P24">Esquemas dimensionales: Son los esquemas de bases de datos que separan físicamente las medidas que cuantifican el negocio (<text:span text:style-name="T4">hechos</text:span>) de los elementos que describen el contexto en que queremos observar esas medidas cuantificadas (<text:span text:style-name="T4">dimensiones</text:span>). El esquema dimensional <text:soft-page-break/>puede ser físico o lógico.</text:p>
          <text:list>
            <text:list-item>
              <text:p text:style-name="P24">Un esquema dimensional <text:span text:style-name="T4">físico </text:span><text:span text:style-name="T5">generalmente los objetos que contiene son en realidad tablas de base de datos.</text:span></text:p>
            </text:list-item>
            <text:list-item>
              <text:p text:style-name="P24"><text:span text:style-name="T5">Un esquema dimensional </text:span><text:span text:style-name="T4">lógico </text:span><text:span text:style-name="T6">los hechos y las dimensiones se representan como entidades y atributos independientes a una base de datos y por lo tanto, se pueden transformar en un esquema dimensional físico para cualquier base de datos.</text:span></text:p>
            </text:list-item>
          </text:list>
        </text:list-item>
        <text:list-item>
          <text:p text:style-name="P9"><text:span text:style-name="T6">E</text:span><text:span text:style-name="T7">squema de estrella: En este tipo de esquemas nos encontraremos con</text:span><text:span text:style-name="T9"> </text:span><text:span text:style-name="T10">una tabla de hechos, rodeada de tablas de </text:span><text:span text:style-name="T13">dimensiones. En la tabla de hechos tendremos un campo por cada dimensión, </text:span><text:span text:style-name="T15">el</text:span><text:span text:style-name="T13"> </text:span><text:span text:style-name="T15">cual hace referencia a la clave primaria de la misma </text:span><text:span text:style-name="T14">(por medio de é</text:span><text:span text:style-name="T15">stos</text:span><text:span text:style-name="T14"> luego se podrá recuperar la información necesaria para cada hecho)</text:span><text:span text:style-name="T13"> y las métricas que quieren ser evaluadas. </text:span><text:span text:style-name="T15">La combinación de estas </text:span><text:span text:style-name="T17">forman, generalmente, la clave primaria de la tabla de hechos.</text:span><text:span text:style-name="T13"> Por otra parte, cada dimensión tendrá su campo clave y otros campos en los que se almacenan las correspondientes descripciones que son de utilidad en el ambiente de negocios. </text:span><text:span text:style-name="T14">EJEMPLO</text:span></text:p>
          <text:p text:style-name="P25"/>
        </text:list-item>
        <text:list-item>
          <text:p text:style-name="P10"><text:span text:style-name="T7"><text:s/></text:span><text:span text:style-name="T8">Esquema de copo de nieve: </text:span><text:span text:style-name="T11">Este otro tipo de esquemas, es similar al esquema de estrella salvo por cierto detalle, </text:span><text:span text:style-name="T13">las dimensiones pueden, a su vez, estar conectadas con otras tablas de dimensiones. Es decir, tendremos</text:span><text:span text:style-name="T16"> una tabla de hechos rodeada de tablas de dimensiones que nuevamente están conectadas con otras tablas de dimensiones con una relación muchos a uno. Cada una de las dimensiones conectadas con una dimensión representan un nivel jerárquico para la dimensión en si misma (por ejemplo, para la dimensión país, podríamos tener una tabla para país, otra para provincia y otra para ciudad)</text:span><text:span text:style-name="T11">. </text:span><text:span text:style-name="T12">En el ejemplo anterior se ve claramente que una dimensión se implementa con mas de una tabla.</text:span><text:span text:style-name="T13"> La razón de ésto es buscar una normalización de las tablas, con lo cual se logra reducir espacio de almacenamiento al eliminar redundancia en los datos. </text:span><text:span text:style-name="T18">Al tener una dimensión (la cual sería representada por una tabla en la base de datos) representada por varias tablas, se logra facilitar el mantenimiento de la dime</text:span><text:span text:style-name="T19">n</text:span><text:span text:style-name="T18">sión.</text:span></text:p>
        </text:list-item>
        <text:list-item>
          <text:p text:style-name="P26">Esquema de constelación: En este tipo de esquemas se <text:span text:style-name="T30">compone de varios esquemas estrella y/o de copo de nieve. Pueden tener más de una tabla de hechos y comparten dimensiones. La posibilidad de tener más de una tabla de hechos permite que una de ellas sea la principal y las demás contener diversas sumarizaciones de información contenida en la principal.</text:span></text:p>
          <text:p text:style-name="P2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Times New Roman1" svg:font-family="'Times New Roman'"/>
    <style:font-face style:name="Verdana" svg:font-family="Verdana, Arial, Tahoma, Calibri, Geneva, sans-serif"/>
    <style:font-face style:name="sans-serif" svg:font-family="sans-serif"/>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Predeterminado" style:family="paragraph" style:default-outline-level="">
      <style:paragraph-properties fo:margin-left="0cm" fo:margin-right="0cm" fo:margin-top="0cm" fo:margin-bottom="0cm" style:contextual-spacing="false" fo:orphans="2" fo:widows="2" fo:text-indent="0cm" style:auto-text-indent="false" style:writing-mode="lr-tb"/>
      <style:text-properties style:text-outline="false" style:text-line-through-style="none" style:font-name="Lohit Hindi"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to_20_con_20_punta_20_de_20_flecha" style:display-name="Objeto con punta de flech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con_20_sombra" style:display-name="Objeto con sombr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 style:display-name="Objeto sin relleno"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_20_ni_20_línea" style:display-name="Objeto sin relleno ni líne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Cuerpo_20_de_20_texto_20_justificado" style:display-name="Cuerpo de texto justificad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Sangría_20_de_20_la_20_primera_20_línea" style:display-name="Sangría de la primera línea" style:family="paragraph" style:default-outline-level="">
      <style:paragraph-properties fo:margin-left="0cm" fo:margin-right="0cm" fo:orphans="2" fo:widows="2" fo:text-indent="0.6cm" style:auto-text-indent="false"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Título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 style:font-family-asian="'DejaVu Sans'" style:font-family-generic-asian="system" style:font-pitch-asian="variable" style:font-size-asian="24pt" style:font-name-complex="Arial2" style:font-family-complex="Arial" style:font-family-generic-complex="system" style:font-pitch-complex="variable" style:font-size-complex="12pt"/>
    </style:style>
    <style:style style:name="Título2" style:family="paragraph" style:default-outline-level="">
      <style:paragraph-properties fo:margin-left="0cm" fo:margin-right="0.199cm" fo:margin-top="0.101cm" fo:margin-bottom="0.101cm" style:contextual-spacing="false" fo:text-align="center" style:justify-single-word="false" fo:orphans="2" fo:widows="2" fo:text-indent="0cm" style:auto-text-indent="false" style:writing-mode="lr-tb"/>
      <style:text-properties style:font-name="Times New Roman" fo:font-family="'Times New Roman'" style:font-family-generic="roman" style:font-pitch="variable" fo:font-size="36pt" style:font-name-asian="DejaVu Sans" style:font-family-asian="'DejaVu Sans'" style:font-family-generic-asian="system" style:font-pitch-asian="variable" style:font-size-asian="36pt" style:font-name-complex="Arial2" style:font-family-complex="Arial" style:font-family-generic-complex="system" style:font-pitch-complex="variable" style:font-size-complex="12pt"/>
    </style:style>
    <style:style style:name="Encabezado1"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Arial2" style:font-family-complex="Arial" style:font-family-generic-complex="system" style:font-pitch-complex="variable" style:font-size-complex="12pt"/>
    </style:style>
    <style:style style:name="Encabezado2"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Arial2" style:font-family-complex="Arial" style:font-family-generic-complex="system" style:font-pitch-complex="variable" style:font-size-complex="12pt"/>
    </style:style>
    <style:style style:name="Línea_20_de_20_dimensiones" style:display-name="Línea de dimensiones"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Gliederung_20_1" style:display-name="Predeterminado~LT~Gliederung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Hintergrund" style:display-name="Predeterminado~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Arial2"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bjetos_20_de_20_fondo" style:display-name="Objetos de 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Notas"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3-19T19:55:08.714305052</meta:creation-date>
    <dc:date>2015-03-26T12:58:00.859627138</dc:date>
    <meta:editing-duration>PT6H13M54S</meta:editing-duration>
    <meta:editing-cycles>33</meta:editing-cycles>
    <meta:generator>LibreOffice/4.1.3.2$Linux_X86_64 LibreOffice_project/410m0$Build-2</meta:generator>
    <meta:document-statistic meta:table-count="0" meta:image-count="0" meta:object-count="0" meta:page-count="3" meta:paragraph-count="59" meta:word-count="1590" meta:character-count="9409" meta:non-whitespace-character-count="7913"/>
  </office:meta>
</office:document-meta>
</file>